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b6a1" officeooo:paragraph-rsid="0018b6a1"/>
    </style:style>
    <style:style style:name="P2" style:family="paragraph" style:parent-style-name="Standard">
      <style:text-properties style:font-name="sans-serif" fo:font-size="15pt" officeooo:rsid="0018b6a1" officeooo:paragraph-rsid="0018b6a1"/>
    </style:style>
    <style:style style:name="P3" style:family="paragraph" style:parent-style-name="Standard">
      <style:text-properties officeooo:rsid="0018e8af" officeooo:paragraph-rsid="0018e8af"/>
    </style:style>
    <style:style style:name="T1" style:family="text">
      <style:text-properties style:font-name="sans-serif" fo:font-size="1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.1</text:p>
      <text:p text:style-name="P1"/>
      <text:p text:style-name="P1"><text:span text:style-name="T1">Seleccione una organización en la que tenga acceso a los datos históricos aproximados.</text:span></text:p>
      <text:p text:style-name="P1"><text:span text:style-name="T1"/></text:p>
      <text:p text:style-name="P1"><text:span text:style-name="T1">Sitio de apuestas on-line, este vende fichas. Él tiene una cuenta que compra afuera las revende un poco más caro y tiene un pull de gente que le compra fichas. Necesitaba llevar la cuenta de cada uno de los clientes.</text:span></text:p>
      <text:p text:style-name="P1"><text:span text:style-name="T1">Corredor de apuestas.</text:span></text:p>
      <text:p text:style-name="P1"><text:span text:style-name="T1"/></text:p>
      <text:p text:style-name="P1"><text:span text:style-name="T1">Investigue si tenía motores de bases de datos relacionales y desde que época.</text:span></text:p>
      <text:p text:style-name="P1"><text:span text:style-name="T1">Solamente tenía implementado un excel. Tenía compartido el excel con otros vendedores. Se producía un problema de apostar 100 dólares y los dejaba debiendo por lo cual se producían problemas en las entradas anecdota de rodilla.</text:span></text:p>
      <text:p text:style-name="P1"><text:span text:style-name="T1"/></text:p>
      <text:p text:style-name="P1"><text:span text:style-name="T1">Investigue si tiene motores de bases de datos NoSQL o Orientadas a Big Data en la actualidad.</text:span></text:p>
      <text:p text:style-name="P2">No se implementan análisis de big data.</text:p>
      <text:p text:style-name="P1"><text:span text:style-name="T1"/></text:p>
      <text:p text:style-name="P1"><text:span text:style-name="T1">Investigue el tamaño total de discos del servidor desde el inicio del motor relacional hasta la actualidad.</text:span></text:p>
      <text:p text:style-name="P1"><text:span text:style-name="T1"/></text:p>
      <text:p text:style-name="P1"><text:span text:style-name="T1"/></text:p>
      <text:p text:style-name="P1"><text:span text:style-name="T1">Ejercicio Conceptual 1.2:</text:span></text:p>
      <text:p text:style-name="P1"><text:span text:style-name="T1">Investigue en la organización elegida en el ejercicio conceptual 1.1 el tamaño del área de sistemas a lo largo del tiempo.</text:span></text:p>
      <text:p text:style-name="P3"><text:span text:style-name="T1"/></text:p>
      <text:p text:style-name="P3"><text:span text:style-name="T1">El excel al principio estaba compartido por 10 personas y pesaba 10 MB y la base que se implementó 100 MB en dos años de operación.</text:span></text:p>
      <text:p text:style-name="P3"><text:span text:style-name="T1">1100 transacciónes según el último registro. En 2 meses de trabajo logró recaudar u$s250000.- El tamaño de disco</text:span></text:p>
      <text:p text:style-name="P1"><text:span text:style-name="T1"/></text:p>
      <text:p text:style-name="P1"><text:span text:style-name="T1"/></text:p>
      <text:p text:style-name="P1"><text:span text:style-name="T1">Ejercicio Conceptual 1.3:Investigue en la organización elegida en el ejercicio conceptual 1.1 la cantidad de clientes de las aplicaciones.</text:span></text:p>
      <text:p text:style-name="P1"><text:span text:style-name="T1"/></text:p>
      <text:p text:style-name="P3"><text:span text:style-name="T1">Aproximadamente 2000 y 3000 clientes</text:span></text:p>
      <text:p text:style-name="P1"><text:soft-page-break/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3T19:29:02.794244029</meta:creation-date>
    <dc:date>2020-08-23T22:25:25.908076565</dc:date>
    <meta:editing-duration>PT2H36M2S</meta:editing-duration>
    <meta:editing-cycles>1</meta:editing-cycles>
    <meta:document-statistic meta:table-count="0" meta:image-count="0" meta:object-count="0" meta:page-count="2" meta:paragraph-count="15" meta:word-count="240" meta:character-count="1443" meta:non-whitespace-character-count="1218"/>
    <meta:generator>LibreOffice/6.4.4.2$Linux_X86_64 LibreOffice_project/40$Build-2</meta:generator>
  </office:meta>
</office:document-meta>
</file>